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5.304cm"/>
    </style:style>
    <style:style style:name="Table2.C" style:family="table-column">
      <style:table-column-properties style:column-width="3.75cm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3.889cm"/>
    </style:style>
    <style:style style:name="Table3.E" style:family="table-column">
      <style:table-column-properties style:column-width="2.909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1.665cm"/>
    </style:style>
    <style:style style:name="Table4.D" style:family="table-column">
      <style:table-column-properties style:column-width="4.923cm"/>
    </style:style>
    <style:style style:name="Table4.E" style:family="table-column">
      <style:table-column-properties style:column-width="2.09cm"/>
    </style:style>
    <style:style style:name="Table4.F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text-properties officeooo:rsid="001bf597" officeooo:paragraph-rsid="001bf597"/>
    </style:style>
    <style:style style:name="P3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4" style:family="paragraph" style:parent-style-name="Standard">
      <style:text-properties officeooo:rsid="0009b671"/>
    </style:style>
    <style:style style:name="P5" style:family="paragraph" style:parent-style-name="Standard">
      <style:text-properties officeooo:rsid="0009b671" officeooo:paragraph-rsid="0018bbba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Standard">
      <style:text-properties officeooo:paragraph-rsid="0018bbba"/>
    </style:style>
    <style:style style:name="P8" style:family="paragraph" style:parent-style-name="Text_20_body">
      <style:text-properties fo:font-weight="normal" officeooo:paragraph-rsid="001660b0" style:font-weight-asian="normal" style:font-weight-complex="normal"/>
    </style:style>
    <style:style style:name="P9" style:family="paragraph" style:parent-style-name="rSmall">
      <style:paragraph-properties fo:text-align="center" style:justify-single-word="false"/>
      <style:text-properties fo:color="#999999" loext:opacity="100%"/>
    </style:style>
    <style:style style:name="P10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1" style:family="paragraph" style:parent-style-name="rSmall">
      <style:text-properties fo:font-style="italic" officeooo:paragraph-rsid="0018bbba" style:font-style-asian="italic" style:font-style-complex="italic"/>
    </style:style>
    <style:style style:name="P12" style:family="paragraph" style:parent-style-name="rSmall">
      <style:paragraph-properties fo:text-align="center" style:justify-single-word="false"/>
      <style:text-properties fo:font-style="italic" officeooo:rsid="001bf597" officeooo:paragraph-rsid="001bf597" style:font-style-asian="italic" style:font-style-complex="italic"/>
    </style:style>
    <style:style style:name="P13" style:family="paragraph" style:parent-style-name="rSection">
      <style:text-properties officeooo:paragraph-rsid="00203f67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[[SCHOOLBIG]]</text:p>
      <text:p text:style-name="Horizontal_20_Line"/>
      <text:p text:style-name="Standard"/>
      <text:p text:style-name="Standard"/>
      <text:p text:style-name="rTitle">[[ZEUGNIS]]</text:p>
      <text:p text:style-name="rSubtitle">Maßstab <text:span text:style-name="T1">[[LEVEL]]</text:span></text:p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Line128029808">
          <table:table-cell table:style-name="Table2.A1" office:value-type="string">
            <text:p text:style-name="P2">Klasse:</text:p>
          </table:table-cell>
          <table:table-cell table:style-name="Table2.A1" office:value-type="string">
            <text:p text:style-name="Standard">[[CLASS]]</text:p>
          </table:table-cell>
          <table:table-cell table:style-name="Table2.A1" office:value-type="string">
            <text:p text:style-name="Standard">Schuljahr:</text:p>
          </table:table-cell>
          <table:table-cell table:style-name="Table2.A1" office:value-type="string">
            <text:p text:style-name="Report">[[SCHOOLYEAR]]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4" office:value-type="string">
            <text:p text:style-name="P1">[[FIRSTNAMES]] [[LASTNAME]]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table:number-columns-spanned="2" office:value-type="string">
            <text:p text:style-name="Report">[[POB]]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table:number-columns-spanned="2" office:value-type="string">
            <text:p text:style-name="Report">besucht die Schule seit</text:p>
          </table:table-cell>
          <table:covered-table-cell/>
          <table:table-cell table:style-name="Table3.B1" office:value-type="string">
            <text:p text:style-name="Report">[[ENTRY_D]]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[[S.V.01]]</text:p>
          </table:table-cell>
          <table:table-cell table:style-name="Table1.B1" office:value-type="string">
            <text:p text:style-name="Grade">[[G.V.0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2]]</text:p>
          </table:table-cell>
          <table:table-cell table:style-name="Table1.B1" office:value-type="string">
            <text:p text:style-name="Grade">[[G.V.0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3]]</text:p>
          </table:table-cell>
          <table:table-cell table:style-name="Table1.B1" office:value-type="string">
            <text:p text:style-name="Grade">[[G.V.0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4]]</text:p>
          </table:table-cell>
          <table:table-cell table:style-name="Table1.B1" office:value-type="string">
            <text:p text:style-name="Grade">[[G.V.0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5]]</text:p>
          </table:table-cell>
          <table:table-cell table:style-name="Table1.B1" office:value-type="string">
            <text:p text:style-name="Grade">[[G.V.0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6]]</text:p>
          </table:table-cell>
          <table:table-cell table:style-name="Table1.B1" office:value-type="string">
            <text:p text:style-name="Grade">[[G.V.06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7]]</text:p>
          </table:table-cell>
          <table:table-cell table:style-name="Table1.B1" office:value-type="string">
            <text:p text:style-name="Grade">[[G.V.07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8]]</text:p>
          </table:table-cell>
          <table:table-cell table:style-name="Table1.B1" office:value-type="string">
            <text:p text:style-name="Grade">[[G.V.08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9]]</text:p>
          </table:table-cell>
          <table:table-cell table:style-name="Table1.B1" office:value-type="string">
            <text:p text:style-name="Grade">[[G.V.09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0]]</text:p>
          </table:table-cell>
          <table:table-cell table:style-name="Table1.B1" office:value-type="string">
            <text:p text:style-name="Grade">[[G.V.10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1]]</text:p>
          </table:table-cell>
          <table:table-cell table:style-name="Table1.B1" office:value-type="string">
            <text:p text:style-name="Grade">[[G.V.1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2]]</text:p>
          </table:table-cell>
          <table:table-cell table:style-name="Table1.B1" office:value-type="string">
            <text:p text:style-name="Grade">[[G.V.1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3]]</text:p>
          </table:table-cell>
          <table:table-cell table:style-name="Table1.B1" office:value-type="string">
            <text:p text:style-name="Grade">[[G.V.1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4]]</text:p>
          </table:table-cell>
          <table:table-cell table:style-name="Table1.B1" office:value-type="string">
            <text:p text:style-name="Grade">[[G.V.1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5]]</text:p>
          </table:table-cell>
          <table:table-cell table:style-name="Table1.B1" office:value-type="string">
            <text:p text:style-name="Grade">[[G.V.1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6]]</text:p>
          </table:table-cell>
          <table:table-cell table:style-name="Table1.B1" office:value-type="string">
            <text:p text:style-name="Grade">[[G.V.16]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rSchool">[[SCHOOL]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28233680">
          <table:table-cell table:style-name="Table4.A1" table:number-columns-spanned="2" office:value-type="string">
            <text:p text:style-name="Report">[[Zeugnis]]</text:p>
          </table:table-cell>
          <table:covered-table-cell/>
          <table:table-cell table:style-name="Table4.A1" office:value-type="string">
            <text:p text:style-name="Report">Klasse:</text:p>
          </table:table-cell>
          <table:table-cell table:style-name="Table4.A1" office:value-type="string">
            <text:p text:style-name="Report">[[CLASS]]</text:p>
          </table:table-cell>
          <table:table-cell table:style-name="Table4.A1" office:value-type="string">
            <text:p text:style-name="Report">Schuljahr:</text:p>
          </table:table-cell>
          <table:table-cell table:style-name="Table4.A1" office:value-type="string">
            <text:p text:style-name="Report">[[SCHOOLYEAR]]</text:p>
          </table:table-cell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Line128237328">
          <table:table-cell table:style-name="Table4.A4" office:value-type="string">
            <text:p text:style-name="Report"/>
          </table:table-cell>
          <table:table-cell table:style-name="Table4.B4" table:number-columns-spanned="5" office:value-type="string">
            <text:p text:style-name="P1">[[FIRSTNAMES]] [[LASTNAME]]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[[S.K.01]]</text:p>
          </table:table-cell>
          <table:table-cell table:style-name="Table5.B1" office:value-type="string">
            <text:p text:style-name="Grade">[[G.K.01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2]]</text:p>
          </table:table-cell>
          <table:table-cell table:style-name="Table5.B1" office:value-type="string">
            <text:p text:style-name="Grade">[[G.K.02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3]]</text:p>
          </table:table-cell>
          <table:table-cell table:style-name="Table5.B1" office:value-type="string">
            <text:p text:style-name="Grade">[[G.K.03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4]]</text:p>
          </table:table-cell>
          <table:table-cell table:style-name="Table5.B1" office:value-type="string">
            <text:p text:style-name="Grade">[[G.K.04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3">
          <table:table-cell table:style-name="Table5.A3" office:value-type="string">
            <text:p text:style-name="Report">[[S.K.05]]</text:p>
          </table:table-cell>
          <table:table-cell table:style-name="Table5.B1" office:value-type="string">
            <text:p text:style-name="Grade">[[G.K.05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6]]</text:p>
          </table:table-cell>
          <table:table-cell table:style-name="Table5.B1" office:value-type="string">
            <text:p text:style-name="Grade">[[G.K.06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Grade"/>
          </table:table-cell>
        </table:table-row>
        <table:table-row table:style-name="Table5.1">
          <table:table-cell table:style-name="Table5.A1" office:value-type="string">
            <text:p text:style-name="Report">[[S.K.07]]</text:p>
          </table:table-cell>
          <table:table-cell table:style-name="Table5.B1" office:value-type="string">
            <text:p text:style-name="Grade">[[G.K.07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8]]</text:p>
          </table:table-cell>
          <table:table-cell table:style-name="Table5.B1" office:value-type="string">
            <text:p text:style-name="Grade">[[G.K.08]]</text:p>
          </table:table-cell>
        </table:table-row>
      </table:table>
      <text:p text:style-name="P8"/>
      <text:p text:style-name="P8"/>
      <text:p text:style-name="rSection"><draw:frame draw:style-name="fr4" draw:name="Frame3" text:anchor-type="paragraph" svg:x="0cm" svg:y="0cm" svg:width="17cm" style:rel-width="100%" svg:height="4.93cm" draw:z-index="1"><draw:text-box><text:p text:style-name="Standard"/><text:p text:style-name="P13">Bemerkungen:</text:p><text:p text:style-name="P6"><draw:frame draw:style-name="fr3" draw:name="Frame4" text:anchor-type="paragraph" svg:y="0cm" svg:width="16.15cm" style:rel-width="95%" draw:z-index="2"><draw:text-box fo:min-height="2.293cm"><draw:frame draw:style-name="fr2" draw:name="Frame1" text:anchor-type="frame" draw:z-index="3"><draw:text-box fo:min-height="0.041cm" fo:min-width="0.041cm"><text:p text:style-name="rText">[[NOCOMMENT]]</text:p></draw:text-box></draw:frame><text:p text:style-name="rText">[[COMMENT]]</text:p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84cm" svg:y="0.261cm" svg:width="4.233cm" draw:z-index="0"><draw:text-box fo:min-height="3.879cm"><text:p text:style-name="P3"/><text:p text:style-name="P3"/><text:p text:style-name="P3"/><text:p text:style-name="P9"/><text:p text:style-name="P9">Siege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eport">Hannover, den <text:span text:style-name="T2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0">Klassenlehrer/in</text:p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P10">für die Schulleitung</text:p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2">Erziehungsberechtigte/r oder volljährige/r Schüler/in</text:p>
          </table:table-cell>
        </table:table-row>
      </table:table>
      <text:p text:style-name="P4"/>
      <text:p text:style-name="P7"/>
      <table:table table:name="Table6" table:style-name="Table6">
        <table:table-column table:style-name="Table6.A" table:number-columns-repeated="5"/>
        <table:table-column table:style-name="Table6.F"/>
        <table:table-row table:style-name="TableLine128242336">
          <table:table-cell table:style-name="Table6.A1" office:value-type="string">
            <text:p text:style-name="P11">Notenstufen:</text:p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/>
          </table:table-cell>
        </table:table-row>
        <table:table-row table:style-name="TableLine128380256">
          <table:table-cell table:style-name="Table6.A2" office:value-type="string">
            <text:p text:style-name="P11">1: sehr gut</text:p>
          </table:table-cell>
          <table:table-cell table:style-name="Table6.A2" office:value-type="string">
            <text:p text:style-name="P11">2: gut</text:p>
          </table:table-cell>
          <table:table-cell table:style-name="Table6.A2" office:value-type="string">
            <text:p text:style-name="P11">3: befriedigend</text:p>
          </table:table-cell>
          <table:table-cell table:style-name="Table6.A2" office:value-type="string">
            <text:p text:style-name="P11">4: ausreichend</text:p>
          </table:table-cell>
          <table:table-cell table:style-name="Table6.A2" office:value-type="string">
            <text:p text:style-name="P11">5: mangelhaft</text:p>
          </table:table-cell>
          <table:table-cell table:style-name="Table6.F2" office:value-type="string">
            <text:p text:style-name="P11">6: ungenügen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SekI</dc:title>
    <meta:generator>LibreOffice/7.0.3.1$Linux_X86_64 LibreOffice_project/d7547858d014d4cf69878db179d326fc3483e082</meta:generator>
    <meta:editing-duration>PT49M57S</meta:editing-duration>
    <meta:editing-cycles>19</meta:editing-cycles>
    <dc:date>2021-01-16T09:21:42.423567900</dc:date>
    <dc:subject>Vorlage für allgemeine Notenzeugnisse im Bereich Sek. I</dc:subject>
    <meta:document-statistic meta:table-count="7" meta:image-count="0" meta:object-count="0" meta:page-count="2" meta:paragraph-count="86" meta:word-count="108" meta:character-count="1013" meta:non-whitespace-character-count="991"/>
    <meta:template xlink:type="simple" xlink:actuate="onRequest" xlink:title="Modern" xlink:href="../../../../../../../../usr/lib/libreoffice/share/template/common/styles/Modern.ott" meta:date="2020-10-13T10:48:30.585333728"/>
  </office:meta>
</office:document-meta>
</file>